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4_2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Joseph Blumenthal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13, 1893</text:p>
      <text:p text:style-name="P5">Month<text:tab/><text:tab/><text:tab/><text:tab/><text:tab/><text:tab/>April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C/</text:p>
      <text:p text:style-name="P2"><text:s/>O/</text:p>
      <text:p text:style-name="P2"><text:s text:c="2"/>P/</text:p>
      <text:p text:style-name="P2"><text:s text:c="3"/>Y/</text:p>
      <text:p text:style-name="P3">Philadelphia, April 13, 1893./</text:p>
      <text:p text:style-name="P2">Honorable Joseph Blumenthal,/</text:p>
      <text:p text:style-name="P2"><text:tab/>My dear Sir:/</text:p>
      <text:p text:style-name="P2"><text:tab/><text:tab/>Not wishing to keep money not my own/ any time, I enclose herewith four checks just received in aid of/ our building fund. <text:s/>You will find two of one hundred $100 each/ from Messrs. Dropsie and E. L. Rothschild respectively; one of/ $25 from Mr. Jacob Mahr, and another of $10 from Mr. Horace A./ Nathans. <text:s/>Besides those, I send five dollars, a contribution/ from my son, H. S. Morais, the whole amounting to $240./</text:p>
      <text:p text:style-name="P2"><text:tab/>Mr. E. L. Rothschild, President of/ the Philadelphia Branch tells me that so far he is promised four/ or five hundred more, in addition to the present remittance. <text:s/>Mr./ David Sulzberger's donation of <text:soft-page-break/>ten dollars I had the pleasure of/ handing to you last Monday. <text:s/>Possibly, our people here will give/ altogether one thousand towards the liquidation of the debt upon/ the structure I voted to the promotion of a holy cause. <text:s/>With a/ house free from any incumbrance, I think that we might be able/ to give further encouragement to such among our students who are/ promising well. <text:s/>Mr. Max Cohen mentioned to me last Monday that/ D. Wittenberg may be admitted as an inmate and I believe, with/ proper supervision, our favoring the youth will profit him tempo-/rally and morally./</text:p>
      <text:p text:style-name="P2"><text:tab/>I would very much like that Mr. Cowan/ acknowledge receipt to me of the amount just forwarded with/ the names of the donors attached, which acknowledgement[sic!] I would/ hand to Mr. E. L. Rothschild. <text:s/>I regret my not having seen you on/ Monday, but the weather was very inclement. <text:s/>It should not be de-/terred, however, some of the pupils from attending teir[sic!] class./</text:p>
      <text:p text:style-name="P2"><text:tab/>Trusting that you are well, I remain/ Yours truly,/ S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8T13:56:45.34</meta:creation-date>
    <meta:document-statistic meta:table-count="0" meta:image-count="0" meta:object-count="0" meta:page-count="3" meta:paragraph-count="71" meta:word-count="459" meta:character-count="2990"/>
    <dc:date>2011-12-08T14:03:50.93</dc:date>
    <dc:creator>Penn Libraries</dc:creator>
    <meta:editing-duration>PT00H07M05S</meta:editing-duration>
    <meta:editing-cycles>1</meta:editing-cycles>
    <meta:generator>OpenOffice.org/3.2$Win32 OpenOffice.org_project/320m12$Build-9483</meta:generator>
  </office:meta>
</office:document-meta>
</file>